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Base.scanFieldStringArray( char [ ] fieldName , int argTypesCount , SymbolTable type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FieldInt( char [ ] fieldNam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5">
            <text:p text:style-name="Table_20_Contents">45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JSONLexerBase.nextTokenWithChar( char expec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LexerBase.scanFieldUUID( char [ ] fieldName )</text:p>
          </table:table-cell>
          <table:table-cell office:value-type="float" office:value="65">
            <text:p text:style-name="Table_20_Contents">65</text:p>
          </table:table-cell>
          <table:table-cell office:value-type="float" office:value="189">
            <text:p text:style-name="Table_20_Contents">189</text:p>
          </table:table-cell>
          <table:table-cell office:value-type="float" office:value="188">
            <text:p text:style-name="Table_20_Contents">188</text:p>
          </table:table-cell>
        </table:table-row>
        <table:table-row>
          <table:table-cell office:value-type="string">
            <text:p text:style-name="Table_20_Contents">JSONLexerBase.nextTokenWithColon( int ex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kipCommen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SONLexerBase.scanBoolean( char expectNex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4">
            <text:p text:style-name="Table_20_Contents">4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JSONLexerBase.scanFieldDouble( char [ ] fieldName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10">
            <text:p text:style-name="Table_20_Contents">110</text:p>
          </table:table-cell>
          <table:table-cell office:value-type="float" office:value="159">
            <text:p text:style-name="Table_20_Contents">159</text:p>
          </table:table-cell>
        </table:table-row>
        <table:table-row>
          <table:table-cell office:value-type="string">
            <text:p text:style-name="Table_20_Contents">JSONLexerBase.newCollectionByType( Class &lt; ? &gt;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LexerBase.lexError( String key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kipObject( boolean va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Symbol( final SymbolTable symbolTable , final char quote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60">
            <text:p text:style-name="Table_20_Contents">60</text:p>
          </table:table-cell>
          <table:table-cell office:value-type="float" office:value="154">
            <text:p text:style-name="Table_20_Contents">154</text:p>
          </table:table-cell>
        </table:table-row>
        <table:table-row>
          <table:table-cell office:value-type="string">
            <text:p text:style-name="Table_20_Contents">JSONLexerBase.scanUUID( char seperator )</text:p>
          </table:table-cell>
          <table:table-cell office:value-type="float" office:value="64">
            <text:p text:style-name="Table_20_Contents">64</text:p>
          </table:table-cell>
          <table:table-cell office:value-type="float" office:value="184">
            <text:p text:style-name="Table_20_Contents">184</text:p>
          </table:table-cell>
          <table:table-cell office:value-type="float" office:value="184">
            <text:p text:style-name="Table_20_Contents">184</text:p>
          </table:table-cell>
        </table:table-row>
        <table:table-row>
          <table:table-cell office:value-type="string">
            <text:p text:style-name="Table_20_Contents">JSONLexerBase.isBlankInpu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LexerBase.isEnabled( int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SONLexerBase.toke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StringSingleQuote(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JSONLexerBase.integerValue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5">
            <text:p text:style-name="Table_20_Contents">35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JSONLexerBase.seekObjectToField( long fieldNameHash , boolean deepSc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eekArrayTo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Date( char seperator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78">
            <text:p text:style-name="Table_20_Contents">78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JSONLexerBase.isEnabled( int features , int fea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intValu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JSONLexerBase.isRef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Base.nextTokenWithCol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matchSt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isWhitespace( char c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Base.ge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FieldFloatArray2( char [ ] fieldName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107">
            <text:p text:style-name="Table_20_Contents">107</text:p>
          </table:table-cell>
          <table:table-cell office:value-type="float" office:value="162">
            <text:p text:style-name="Table_20_Contents">162</text:p>
          </table:table-cell>
        </table:table-row>
        <table:table-row>
          <table:table-cell office:value-type="string">
            <text:p text:style-name="Table_20_Contents">JSONLexerBase.scanSymbolWithSeperator( final SymbolTable symbolTable , char serperato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JSONLexerBase.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eekObjectToField( long [ ] fieldName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readString( char [ ] chars , int chars_len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3">
            <text:p text:style-name="Table_20_Contents">33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JSONLexerBase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EnumSymbol( char [ ] field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JSONLexerBase.scanFieldBoolean( char [ ] field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2">
            <text:p text:style-name="Table_20_Contents">42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JSONLexerBase.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FieldFloatArray( char [ ] fieldName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93">
            <text:p text:style-name="Table_20_Contents">93</text:p>
          </table:table-cell>
          <table:table-cell office:value-type="float" office:value="137">
            <text:p text:style-name="Table_20_Contents">137</text:p>
          </table:table-cell>
        </table:table-row>
        <table:table-row>
          <table:table-cell office:value-type="string">
            <text:p text:style-name="Table_20_Contents">JSONLexerBase.skip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tring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kipWhitespac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SONLexerBase.scanInt( char expectNex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53">
            <text:p text:style-name="Table_20_Contents">5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JSONLexerBase.scanLong( char expectNextChar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61">
            <text:p text:style-name="Table_20_Contents">61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JSONLexerBase.scanFloat( char seperator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95">
            <text:p text:style-name="Table_20_Contents">95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JSONLexerBase.scanString( char expectNextChar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9">
            <text:p text:style-name="Table_20_Contents">49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JSONLexerBase.scanFieldIntArray( char [ ] fieldNam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4">
            <text:p text:style-name="Table_20_Contents">54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JSONLexerBa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Iden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SONLexerBase.scanDecimal( char seperator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92">
            <text:p text:style-name="Table_20_Contents">92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JSONLexerBase.scanFieldStringArray( char [ ] fieldName , Class &lt; ? &gt; typ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1">
            <text:p text:style-name="Table_20_Contents">71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JSONLexerBase.nextId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LexerBase.scanFals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JSONLexerBase.matchField2( char [ ]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Double( char seperator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95">
            <text:p text:style-name="Table_20_Contents">95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JSONLexerBase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StringArray( Collection &lt; String &gt; list , char seperator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74">
            <text:p text:style-name="Table_20_Contents">74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JSONLexerBase.seekObjectToFieldDeepScan( long fieldName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FieldFloat( char [ ] fieldName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10">
            <text:p text:style-name="Table_20_Contents">110</text:p>
          </table:table-cell>
          <table:table-cell office:value-type="float" office:value="156">
            <text:p text:style-name="Table_20_Contents">156</text:p>
          </table:table-cell>
        </table:table-row>
        <table:table-row>
          <table:table-cell office:value-type="string">
            <text:p text:style-name="Table_20_Contents">JSONLexerBase.scanSymbol( final SymbolTable symbolTab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SONLexerBase.nextToken(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JSONLexerBase.isEnabled( Feature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nextToken( int expect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JSONLexerBase.scanFieldDate( char [ ] fieldNam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69">
            <text:p text:style-name="Table_20_Contents">69</text:p>
          </table:table-cell>
          <table:table-cell office:value-type="float" office:value="115">
            <text:p text:style-name="Table_20_Contents">115</text:p>
          </table:table-cell>
        </table:table-row>
        <table:table-row>
          <table:table-cell office:value-type="string">
            <text:p text:style-name="Table_20_Contents">JSONLexerBase.matchField( char [ ] field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SONLexerBase.setFeatures(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True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SONLexerBase.scanSymbolUnQuoted( final SymbolTable symbolTabl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SONLexerBase.scanNullOrNew( boolean acceptColon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47">
            <text:p text:style-name="Table_20_Contents">47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JSONLexerBase.scanFieldDecimal( char [ ] fieldName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95">
            <text:p text:style-name="Table_20_Contents">95</text:p>
          </table:table-cell>
          <table:table-cell office:value-type="float" office:value="148">
            <text:p text:style-name="Table_20_Contents">148</text:p>
          </table:table-cell>
        </table:table-row>
        <table:table-row>
          <table:table-cell office:value-type="string">
            <text:p text:style-name="Table_20_Contents">JSONLexerBase.skip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resetString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config( Feature feature , boolean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LexerBase.decimalValue( boolean decim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ONLexerBase.setTimeZone(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String(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40">
            <text:p text:style-name="Table_20_Contents">40</text:p>
          </table:table-cell>
          <table:table-cell office:value-type="float" office:value="129">
            <text:p text:style-name="Table_20_Contents">129</text:p>
          </table:table-cell>
        </table:table-row>
        <table:table-row>
          <table:table-cell office:value-type="string">
            <text:p text:style-name="Table_20_Contents">JSONLexerBase.scanEnum( Class &lt; ? &gt; enumClass , final SymbolTable symbolTable , char serp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LexerBas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LexerBase.scanNullOr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putChar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LexerBase.scanFieldBigInteger( char [ ] fieldName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81">
            <text:p text:style-name="Table_20_Contents">81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JSONLexerBase.floatVal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LexerBase.p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FieldSymbol( char [ ] field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JSONLexerBase.scanType( String 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SONLexerBase.scanHex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SONLexerBase.get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matchField( long fieldName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FieldLong( char [ ] fieldNam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4">
            <text:p text:style-name="Table_20_Contents">44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JSONLexerBase.scanNumber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9">
            <text:p text:style-name="Table_20_Contents">39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JSONLexerBase.scanFieldString( char [ ] fieldNam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7">
            <text:p text:style-name="Table_20_Contents">47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JSONLexerBase.longValu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JSONLexerBase.setToken(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scanTypeName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Base.JSONLexerBase(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